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Unispace" svg:font-family="Unispac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Condensed"/>
    </style:style>
    <style:style style:name="P2" style:family="paragraph" style:parent-style-name="Standard" style:list-style-name="L2">
      <style:text-properties style:font-name="Bahnschrift Condensed"/>
    </style:style>
    <style:style style:name="P3" style:family="paragraph" style:parent-style-name="Standard" style:list-style-name="L3">
      <style:text-properties style:font-name="Bahnschrift Condensed"/>
    </style:style>
    <style:style style:name="P4" style:family="paragraph" style:parent-style-name="Standard" style:list-style-name="L5">
      <style:text-properties style:font-name="Bahnschrift Condensed"/>
    </style:style>
    <style:style style:name="P5" style:family="paragraph" style:parent-style-name="Standard" style:list-style-name="L7">
      <style:text-properties style:font-name="Bahnschrift Condensed"/>
    </style:style>
    <style:style style:name="P6" style:family="paragraph" style:parent-style-name="Standard" style:list-style-name="L9">
      <style:text-properties style:font-name="Bahnschrift Condens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tki Co ten frontend</text:p>
      <text:p text:style-name="P1"/>
      <text:p text:style-name="P1">HTML:</text:p>
      <text:list xml:id="list1177490641765077379" text:style-name="L2">
        <text:list-item>
          <text:p text:style-name="P2"/>
        </text:list-item>
      </text:list>
      <text:p text:style-name="P1"/>
      <text:p text:style-name="P1">CSS:</text:p>
      <text:list xml:id="list499161474442970107" text:style-name="L3">
        <text:list-item>
          <text:p text:style-name="P3"/>
        </text:list-item>
      </text:list>
      <text:p text:style-name="P1"/>
      <text:p text:style-name="P1">JS:</text:p>
      <text:list xml:id="list5151760950283111464" text:style-name="L5">
        <text:list-item>
          <text:p text:style-name="P4"/>
        </text:list-item>
      </text:list>
      <text:p text:style-name="P1"/>
      <text:p text:style-name="P1">Inne:</text:p>
      <text:list xml:id="list1569474601805091180" text:style-name="L7">
        <text:list-item>
          <text:p text:style-name="P5"/>
        </text:list-item>
      </text:list>
      <text:p text:style-name="P1"/>
      <text:p text:style-name="P1">2.03</text:p>
      <text:p text:style-name="P1">Semantyczny – mający znaczenie (dla przeglądarki/czytników ekranowych etc)</text:p>
      <text:p text:style-name="P1">VS Code - ! + tab = szablon strony</text:p>
      <text:p text:style-name="P1">lang = „pl” - ważne żeby zmienić zgodnie z językiem treści strony</text:p>
      <text:p text:style-name="P1">&lt;main&gt; - główna część strony</text:p>
      <text:p text:style-name="P1">&lt;section&gt; - podział strony na części (nagłówek + treść). Sekcja może zawierać w sobie inną sekcję</text:p>
      <text:p text:style-name="P1">ctrl + shift + p → Format Document = automatyczne poprawienie wcięć VS Code</text:p>
      <text:p text:style-name="P1">&lt;p&gt; - paragraf, opakowuje treść.</text:p>
      <text:p text:style-name="P1">VS Code → View → toogle word wrap = zawijanie wierszy</text:p>
      <text:p text:style-name="P1"><text:a xlink:type="simple" xlink:href="https://validator.w3.org/" text:style-name="Internet_20_link" text:visited-style-name="Visited_20_Internet_20_Link">https://validator.w3.org</text:a> – sprawdzenie poprawności strony</text:p>
      <text:p text:style-name="P1"/>
      <text:p text:style-name="P1">2.04</text:p>
      <text:p text:style-name="P1">Css: składa się z reguł:</text:p>
      <text:p text:style-name="P1">selektor {</text:p>
      <text:p text:style-name="P1">właściwość: wartość;</text:p>
      <text:p text:style-name="P1">}</text:p>
      <text:p text:style-name="P1">&lt;link href=”ścieżka do css” rel=”stylesheet” type=”text/css”&gt;</text:p>
      <text:p text:style-name="P1"/>
      <text:p text:style-name="P1">2.05</text:p>
      <text:p text:style-name="P1">2.06</text:p>
      <text:p text:style-name="P1">Narzędzia developerskie google chrome – PPM → Inspect || F12</text:p>
      <text:p text:style-name="P1">2.07</text:p>
      <text:list xml:id="list2702056377774559872" text:style-name="L9">
        <text:list-item>
          <text:p text:style-name="P6">Create homepage (index, sections, everyday new section, check with validator)</text:p>
        </text:list-item>
        <text:list-item>
          <text:p text:style-name="P6">Add style to homepage (background #fefefe, heading color #1460AA, try new things!)</text:p>
        </text:list-item>
        <text:list-item>
          <text:p text:style-name="P6">Solve the problem (solution: h1 { color: white; }</text:p>
        </text:list-item>
        <text:list-item>
          <text:p text:style-name="P6">Think as a programmer (alghoritms – create simple one)</text:p>
        </text:list-item>
        <text:list-item>
          <text:p text:style-name="P6">Make a joke to somebody</text:p>
        </text:list-item>
      </text:list>
      <text:p text:style-name="P1"/>
      <text:p text:style-name="P1">3.02</text:p>
      <text:p text:style-name="P1"/>
      <text:p text:style-name="P1"/>
      <text:p text:style-name="P1"/>
      <text:p text:style-name="P1"/>
      <text:p text:style-name="P1"/>
      <text:p text:style-name="P1"/>
      <text:p text:style-name="P1">https://gitexplorer.com/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Unispace" svg:font-family="Unispac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il Grzesiak</meta:initial-creator>
    <meta:creation-date>2019-07-11T16:54:05.77</meta:creation-date>
    <dc:date>2019-07-11T19:18:00.94</dc:date>
    <dc:creator>Emil Grzesiak</dc:creator>
    <meta:editing-duration>PT1H52M44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32" meta:word-count="176" meta:character-count="1074"/>
  </office:meta>
</office:document-meta>
</file>